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3" table:default-cell-style-name="ce2"/>
        <table:table-column table:style-name="co3" table:number-columns-repeated="3" table:default-cell-style-name="ce3"/>
        <table:table-column table:style-name="co3" table:number-columns-repeated="3" table:default-cell-style-name="ce4"/>
        <table:table-column table:style-name="co3" table:number-columns-repeated="3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<text:s/>noTimePeriodMode </text:p>
          </table:table-cell>
          <table:table-cell office:value-type="float" office:value="10" calcext:value-type="float">
            <text:p>10</text:p>
          </table:table-cell>
          <table:table-cell table:formula="of:=([.B2]*100)/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E2]*100)/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.06667" calcext:value-type="float">
            <text:p>10.06667</text:p>
          </table:table-cell>
          <table:table-cell table:formula="of:=([.H2]*100)/10" office:value-type="float" office:value="100.6667" calcext:value-type="float">
            <text:p>100.6667</text:p>
          </table:table-cell>
          <table:table-cell office:value-type="string" calcext:value-type="string">
            <text:p>0.03374</text:p>
          </table:table-cell>
          <table:table-cell office:value-type="float" office:value="10" calcext:value-type="float">
            <text:p>10</text:p>
          </table:table-cell>
          <table:table-cell table:formula="of:=([.K2]*100)/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.06667" calcext:value-type="float">
            <text:p>10.06667</text:p>
          </table:table-cell>
          <table:table-cell table:formula="of:=([.N2]*100)/10" office:value-type="float" office:value="100.6667" calcext:value-type="float">
            <text:p>100.6667</text:p>
          </table:table-cell>
          <table:table-cell office:value-type="string" calcext:value-type="string">
            <text:p>0.03374</text:p>
          </table:table-cell>
        </table:table-row>
        <table:table-row table:style-name="ro1">
          <table:table-cell office:value-type="string" calcext:value-type="string">
            <text:p><text:s/>singleMode <text:s text:c="6"/></text:p>
          </table:table-cell>
          <table:table-cell office:value-type="float" office:value="1" calcext:value-type="float">
            <text:p>1</text:p>
          </table:table-cell>
          <table:table-cell table:formula="of:=([.B3]*100)/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3333" calcext:value-type="float">
            <text:p>0.93333</text:p>
          </table:table-cell>
          <table:table-cell table:formula="of:=([.E3]*100)/1" office:value-type="float" office:value="93.333" calcext:value-type="float">
            <text:p>93.333</text:p>
          </table:table-cell>
          <table:table-cell office:value-type="string" calcext:value-type="string">
            <text:p>0.03374</text:p>
          </table:table-cell>
          <table:table-cell office:value-type="float" office:value="0.86667" calcext:value-type="float">
            <text:p>0.86667</text:p>
          </table:table-cell>
          <table:table-cell table:formula="of:=([.H3]*100)/1" office:value-type="float" office:value="86.667" calcext:value-type="float">
            <text:p>86.667</text:p>
          </table:table-cell>
          <table:table-cell office:value-type="string" calcext:value-type="string">
            <text:p>0.04598</text:p>
          </table:table-cell>
          <table:table-cell office:value-type="float" office:value="1" calcext:value-type="float">
            <text:p>1</text:p>
          </table:table-cell>
          <table:table-cell table:formula="of:=([.K3]*100)/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3333" calcext:value-type="float">
            <text:p>0.93333</text:p>
          </table:table-cell>
          <table:table-cell table:formula="of:=([.N3]*100)/1" office:value-type="float" office:value="93.333" calcext:value-type="float">
            <text:p>93.333</text:p>
          </table:table-cell>
          <table:table-cell office:value-type="string" calcext:value-type="string">
            <text:p>0.03374</text:p>
          </table:table-cell>
        </table:table-row>
        <table:table-row table:style-name="ro1">
          <table:table-cell office:value-type="string" calcext:value-type="string">
            <text:p><text:s/>timePeriodMode <text:s text:c="2"/></text:p>
          </table:table-cell>
          <table:table-cell office:value-type="float" office:value="41.66667" calcext:value-type="float">
            <text:p>41.66667</text:p>
          </table:table-cell>
          <table:table-cell table:formula="of:=([.B4]*100)/47" office:value-type="float" office:value="88.6524893617021" calcext:value-type="float">
            <text:p>88.6524893617021</text:p>
          </table:table-cell>
          <table:table-cell office:value-type="string" calcext:value-type="string">
            <text:p>0.3226</text:p>
          </table:table-cell>
          <table:table-cell office:value-type="float" office:value="2850.13333" calcext:value-type="float">
            <text:p>2850.13333</text:p>
          </table:table-cell>
          <table:table-cell table:formula="of:=([.E4]*100)/2880" office:value-type="float" office:value="98.9629628472222" calcext:value-type="float">
            <text:p>98.9629628472222</text:p>
          </table:table-cell>
          <table:table-cell office:value-type="string" calcext:value-type="string">
            <text:p>0.99005</text:p>
          </table:table-cell>
          <table:table-cell office:value-type="float" office:value="124.06667" calcext:value-type="float">
            <text:p>124.06667</text:p>
          </table:table-cell>
          <table:table-cell table:formula="of:=([.H4]*100)/144" office:value-type="float" office:value="86.1574097222222" calcext:value-type="float">
            <text:p>86.1574097222222</text:p>
          </table:table-cell>
          <table:table-cell office:value-type="string" calcext:value-type="string">
            <text:p>0.37763</text:p>
          </table:table-cell>
          <table:table-cell office:value-type="float" office:value="20270" calcext:value-type="float">
            <text:p>20270</text:p>
          </table:table-cell>
          <table:table-cell table:formula="of:=([.K4]*100)/21600" office:value-type="float" office:value="93.8425925925926" calcext:value-type="float">
            <text:p>93.8425925925926</text:p>
          </table:table-cell>
          <table:table-cell office:value-type="string" calcext:value-type="string">
            <text:p>7.71771</text:p>
          </table:table-cell>
          <table:table-cell office:value-type="float" office:value="48641.2" calcext:value-type="float">
            <text:p>48641.2</text:p>
          </table:table-cell>
          <table:table-cell table:formula="of:=([.N4]*100)/54000" office:value-type="float" office:value="90.0762962962963" calcext:value-type="float">
            <text:p>90.0762962962963</text:p>
          </table:table-cell>
          <table:table-cell office:value-type="string" calcext:value-type="string">
            <text:p>16.78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1:25:41.075165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5-06T11:45:24.452766639</dc:date>
    <meta:editing-duration>PT13M4S</meta:editing-duration>
    <meta:editing-cycles>8</meta:editing-cycles>
    <meta:generator>LibreOffice/6.0.7.3$Linux_X86_64 LibreOffice_project/00m0$Build-3</meta:generator>
    <meta:document-statistic meta:table-count="1" meta:cell-count="64" meta:object-count="0"/>
  </office:meta>
</office:document-meta>
</file>